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Modifier.getMaxBufferedDo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addDocument( Document doc , Analyzer docAnaly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Modifier.init( Directory directory ,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Modifier.optim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IndexModifier( Directory directory ,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odifier.doc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Modifier.getUseCompound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odifier.setMergeFactor( int mergeF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createIndexWrit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Modifier.add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Modifier.setInfoStream( PrintStream info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getMerge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setUseCompoundFile( boolean useCompoun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getMaxFiel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Modifier.deleteDocument( int doc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getInfo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createIndexRe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setMaxBufferedDocs( int maxBufferedDo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IndexModifier( File file ,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Modifier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Modifier.deleteDocument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Modifier.setMaxFieldLength( int maxField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Modifier.IndexModifier( String dirName , Analyzer analyzer ,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Modifier.assure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